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Upper-bound</text:p>
          </table:table-cell>
          <table:table-cell table:style-name="ce1" office:value-type="string" calcext:value-type="string">
            <text:p>Pre-transitive</text:p>
          </table:table-cell>
          <table:table-cell table:style-name="ce3"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CMS_Model1</text:p>
          </table:table-cell>
          <table:table-cell office:value-type="float" office:value="57.02" calcext:value-type="float">
            <text:p>57.02</text:p>
          </table:table-cell>
          <table:table-cell office:value-type="float" office:value="500" calcext:value-type="float">
            <text:p>500</text:p>
          </table:table-cell>
          <table:table-cell office:value-type="float" office:value="42.58" calcext:value-type="float">
            <text:p>42.58</text:p>
          </table:table-cell>
          <table:table-cell table:style-name="ce4" table:formula="of:=IF(MIN([.B2];[.C2];[.D2])=[.B2]; &quot;default&quot;;IF(MIN([.B2];[.C2];[.D2])=[.C2]; &quot;pre-transitive&quot;; &quot;upper-bound&quot;))" office:value-type="string" office:string-value="upper-bound" calcext:value-type="string">
            <text:p>upper-bound</text:p>
          </table:table-cell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0.93" calcext:value-type="float">
            <text:p>0.93</text:p>
          </table:table-cell>
          <table:table-cell office:value-type="float" office:value="1.28" calcext:value-type="float">
            <text:p>1.28</text:p>
          </table:table-cell>
          <table:table-cell office:value-type="float" office:value="0.93" calcext:value-type="float">
            <text:p>0.93</text:p>
          </table:table-cell>
          <table:table-cell table:style-name="ce4" table:formula="of:=IF(MIN([.B2];[.C2];[.D2])=[.B2]; &quot;default&quot;;IF(MIN([.B2];[.C2];[.D2])=[.C2]; &quot;pre-transitive&quot;; &quot;upper-bound&quot;))" office:value-type="string" office:string-value="upper-bound" calcext:value-type="string">
            <text:p>upper-bound</text:p>
          </table:table-cell>
        </table:table-row>
        <table:table-row table:style-name="ro1">
          <table:table-cell office:value-type="string" calcext:value-type="string">
            <text:p>PLModel</text:p>
          </table:table-cell>
          <table:table-cell office:value-type="float" office:value="2.24" calcext:value-type="float">
            <text:p>2.24</text:p>
          </table:table-cell>
          <table:table-cell office:value-type="float" office:value="5.46" calcext:value-type="float">
            <text:p>5.46</text:p>
          </table:table-cell>
          <table:table-cell office:value-type="float" office:value="2.18" calcext:value-type="float">
            <text:p>2.18</text:p>
          </table:table-cell>
          <table:table-cell table:style-name="ce4" table:formula="of:=IF(MIN([.B2];[.C2];[.D2])=[.B2]; &quot;default&quot;;IF(MIN([.B2];[.C2];[.D2])=[.C2]; &quot;pre-transitive&quot;; &quot;upper-bound&quot;))" office:value-type="string" office:string-value="upper-bound" calcext:value-type="string">
            <text:p>upper-bound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7:52:59.387874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29:30.840505222</meta:creation-date>
    <dc:date>2017-05-25T18:21:32.492665346</dc:date>
    <meta:editing-duration>PT16M42S</meta:editing-duration>
    <meta:editing-cycles>3</meta:editing-cycles>
    <meta:generator>LibreOffice/5.1.6.2$Linux_X86_64 LibreOffice_project/10m0$Build-2</meta:generator>
    <meta:document-statistic meta:table-count="1" meta:cell-count="20" meta:object-count="0"/>
  </office:meta>
</office:document-meta>
</file>